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2.3958in" style:rel-column-width="16658*"/>
    </style:style>
    <style:style style:name="Table1.B" style:family="table-column">
      <style:table-column-properties style:column-width="7.0292in" style:rel-column-width="488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615f" officeooo:paragraph-rsid="0015615f"/>
    </style:style>
    <style:style style:name="P2" style:family="paragraph" style:parent-style-name="Table_20_Contents">
      <style:text-properties officeooo:rsid="0015615f" officeooo:paragraph-rsid="001845c0"/>
    </style:style>
    <style:style style:name="P3" style:family="paragraph" style:parent-style-name="Table_20_Contents">
      <style:text-properties officeooo:rsid="0015615f" officeooo:paragraph-rsid="00184c7c"/>
    </style:style>
    <style:style style:name="P4" style:family="paragraph" style:parent-style-name="Table_20_Contents">
      <style:text-properties officeooo:rsid="0015615f" officeooo:paragraph-rsid="001ddb57"/>
    </style:style>
    <style:style style:name="P5" style:family="paragraph" style:parent-style-name="Table_20_Contents">
      <style:text-properties officeooo:rsid="0015615f" officeooo:paragraph-rsid="001ee62d"/>
    </style:style>
    <style:style style:name="P6" style:family="paragraph" style:parent-style-name="Table_20_Contents">
      <style:text-properties officeooo:rsid="0015615f" officeooo:paragraph-rsid="001f728a"/>
    </style:style>
    <style:style style:name="P7" style:family="paragraph" style:parent-style-name="Table_20_Contents">
      <style:text-properties officeooo:rsid="0015615f" officeooo:paragraph-rsid="00210883"/>
    </style:style>
    <style:style style:name="P8" style:family="paragraph" style:parent-style-name="Table_20_Contents">
      <style:text-properties officeooo:rsid="0015615f" officeooo:paragraph-rsid="0023a582"/>
    </style:style>
    <style:style style:name="P9" style:family="paragraph" style:parent-style-name="Table_20_Contents">
      <style:text-properties officeooo:rsid="0015615f" officeooo:paragraph-rsid="0027dc53"/>
    </style:style>
    <style:style style:name="P10" style:family="paragraph" style:parent-style-name="Table_20_Contents">
      <style:text-properties officeooo:rsid="0015615f" officeooo:paragraph-rsid="002a192c"/>
    </style:style>
    <style:style style:name="P11" style:family="paragraph" style:parent-style-name="Table_20_Contents">
      <style:text-properties officeooo:rsid="0015615f" officeooo:paragraph-rsid="00302521"/>
    </style:style>
    <style:style style:name="P12" style:family="paragraph" style:parent-style-name="Table_20_Contents">
      <style:text-properties officeooo:rsid="0015615f" officeooo:paragraph-rsid="002c5248"/>
    </style:style>
    <style:style style:name="P13" style:family="paragraph" style:parent-style-name="Table_20_Contents">
      <style:text-properties officeooo:rsid="0015615f" officeooo:paragraph-rsid="0031b505"/>
    </style:style>
    <style:style style:name="P14" style:family="paragraph" style:parent-style-name="Table_20_Contents">
      <style:text-properties officeooo:rsid="0015615f" officeooo:paragraph-rsid="003352c1"/>
    </style:style>
    <style:style style:name="P15" style:family="paragraph" style:parent-style-name="Table_20_Contents">
      <style:text-properties officeooo:rsid="0015615f" officeooo:paragraph-rsid="00364b98"/>
    </style:style>
    <style:style style:name="P16" style:family="paragraph" style:parent-style-name="Table_20_Contents">
      <style:text-properties officeooo:rsid="0015615f" officeooo:paragraph-rsid="0036e455"/>
    </style:style>
    <style:style style:name="P17" style:family="paragraph" style:parent-style-name="Table_20_Contents">
      <style:text-properties officeooo:rsid="0015615f" officeooo:paragraph-rsid="00370492"/>
    </style:style>
    <style:style style:name="P18" style:family="paragraph" style:parent-style-name="Table_20_Contents">
      <style:text-properties officeooo:rsid="0015615f" officeooo:paragraph-rsid="0039e1a5"/>
    </style:style>
    <style:style style:name="P19" style:family="paragraph" style:parent-style-name="Table_20_Contents">
      <style:text-properties officeooo:rsid="0015615f" officeooo:paragraph-rsid="003bfbfc"/>
    </style:style>
    <style:style style:name="P20" style:family="paragraph" style:parent-style-name="Table_20_Contents">
      <style:text-properties fo:font-weight="bold" officeooo:rsid="0015615f" officeooo:paragraph-rsid="0015615f" style:font-weight-asian="bold" style:font-weight-complex="bold"/>
    </style:style>
    <style:style style:name="P21" style:family="paragraph" style:parent-style-name="Table_20_Contents">
      <style:text-properties fo:font-weight="bold" officeooo:rsid="001642d9" officeooo:paragraph-rsid="001642d9" style:font-weight-asian="bold" style:font-weight-complex="bold"/>
    </style:style>
    <style:style style:name="P22" style:family="paragraph" style:parent-style-name="Table_20_Contents">
      <style:text-properties officeooo:rsid="0015615f" officeooo:paragraph-rsid="0015615f" fo:background-color="#ffff00"/>
    </style:style>
    <style:style style:name="P23" style:family="paragraph" style:parent-style-name="Table_20_Contents">
      <style:text-properties officeooo:rsid="002caf0c" officeooo:paragraph-rsid="002caf0c" fo:background-color="#ffff00"/>
    </style:style>
    <style:style style:name="P24" style:family="paragraph" style:parent-style-name="Table_20_Contents">
      <style:text-properties officeooo:rsid="001845c0" officeooo:paragraph-rsid="001845c0"/>
    </style:style>
    <style:style style:name="P25" style:family="paragraph" style:parent-style-name="Table_20_Contents">
      <style:text-properties officeooo:rsid="00184c7c" officeooo:paragraph-rsid="00184c7c"/>
    </style:style>
    <style:style style:name="P26" style:family="paragraph" style:parent-style-name="Table_20_Contents">
      <style:text-properties officeooo:rsid="00184c7c" officeooo:paragraph-rsid="001ddb57"/>
    </style:style>
    <style:style style:name="P27" style:family="paragraph" style:parent-style-name="Table_20_Contents">
      <style:text-properties officeooo:rsid="00184c7c" officeooo:paragraph-rsid="001ee62d"/>
    </style:style>
    <style:style style:name="P28" style:family="paragraph" style:parent-style-name="Table_20_Contents">
      <style:text-properties officeooo:rsid="00184c7c" officeooo:paragraph-rsid="001f728a"/>
    </style:style>
    <style:style style:name="P29" style:family="paragraph" style:parent-style-name="Table_20_Contents">
      <style:text-properties officeooo:rsid="00184c7c" officeooo:paragraph-rsid="00210883"/>
    </style:style>
    <style:style style:name="P30" style:family="paragraph" style:parent-style-name="Table_20_Contents">
      <style:text-properties officeooo:rsid="00184c7c" officeooo:paragraph-rsid="0023a582"/>
    </style:style>
    <style:style style:name="P31" style:family="paragraph" style:parent-style-name="Table_20_Contents">
      <style:text-properties officeooo:rsid="00184c7c" officeooo:paragraph-rsid="0027dc53"/>
    </style:style>
    <style:style style:name="P32" style:family="paragraph" style:parent-style-name="Table_20_Contents">
      <style:text-properties officeooo:rsid="00184c7c" officeooo:paragraph-rsid="002a192c"/>
    </style:style>
    <style:style style:name="P33" style:family="paragraph" style:parent-style-name="Table_20_Contents">
      <style:text-properties officeooo:rsid="00184c7c" officeooo:paragraph-rsid="00302521"/>
    </style:style>
    <style:style style:name="P34" style:family="paragraph" style:parent-style-name="Table_20_Contents">
      <style:text-properties officeooo:rsid="00184c7c" officeooo:paragraph-rsid="002c5248"/>
    </style:style>
    <style:style style:name="P35" style:family="paragraph" style:parent-style-name="Table_20_Contents">
      <style:text-properties officeooo:rsid="00184c7c" officeooo:paragraph-rsid="003352c1"/>
    </style:style>
    <style:style style:name="P36" style:family="paragraph" style:parent-style-name="Table_20_Contents">
      <style:text-properties officeooo:rsid="00184c7c" officeooo:paragraph-rsid="00364b98"/>
    </style:style>
    <style:style style:name="P37" style:family="paragraph" style:parent-style-name="Table_20_Contents">
      <style:text-properties officeooo:rsid="00184c7c" officeooo:paragraph-rsid="0036e455"/>
    </style:style>
    <style:style style:name="P38" style:family="paragraph" style:parent-style-name="Table_20_Contents">
      <style:text-properties officeooo:rsid="00184c7c" officeooo:paragraph-rsid="00370492"/>
    </style:style>
    <style:style style:name="P39" style:family="paragraph" style:parent-style-name="Table_20_Contents">
      <style:text-properties officeooo:rsid="00184c7c" officeooo:paragraph-rsid="0039e1a5"/>
    </style:style>
    <style:style style:name="P40" style:family="paragraph" style:parent-style-name="Table_20_Contents">
      <style:text-properties officeooo:rsid="00184c7c" officeooo:paragraph-rsid="003bfbfc"/>
    </style:style>
    <style:style style:name="P41" style:family="paragraph" style:parent-style-name="Table_20_Contents">
      <style:text-properties officeooo:rsid="00194bec" officeooo:paragraph-rsid="00194bec"/>
    </style:style>
    <style:style style:name="P42" style:family="paragraph" style:parent-style-name="Table_20_Contents">
      <style:text-properties officeooo:rsid="001c054f" officeooo:paragraph-rsid="001c054f"/>
    </style:style>
    <style:style style:name="P43" style:family="paragraph" style:parent-style-name="Table_20_Contents">
      <style:text-properties officeooo:rsid="001ddb57" officeooo:paragraph-rsid="001ddb57"/>
    </style:style>
    <style:style style:name="P44" style:family="paragraph" style:parent-style-name="Table_20_Contents">
      <style:text-properties officeooo:rsid="001ee62d" officeooo:paragraph-rsid="001ee62d"/>
    </style:style>
    <style:style style:name="P45" style:family="paragraph" style:parent-style-name="Table_20_Contents">
      <style:text-properties officeooo:rsid="001f728a" officeooo:paragraph-rsid="001f728a"/>
    </style:style>
    <style:style style:name="P46" style:family="paragraph" style:parent-style-name="Table_20_Contents">
      <style:text-properties officeooo:rsid="00210883" officeooo:paragraph-rsid="00210883"/>
    </style:style>
    <style:style style:name="P47" style:family="paragraph" style:parent-style-name="Table_20_Contents">
      <style:text-properties officeooo:rsid="0023a582" officeooo:paragraph-rsid="0023a582"/>
    </style:style>
    <style:style style:name="P48" style:family="paragraph" style:parent-style-name="Table_20_Contents">
      <style:text-properties officeooo:rsid="0027dc53" officeooo:paragraph-rsid="0027dc53"/>
    </style:style>
    <style:style style:name="P49" style:family="paragraph" style:parent-style-name="Table_20_Contents">
      <style:text-properties officeooo:rsid="0027f945" officeooo:paragraph-rsid="0027f945"/>
    </style:style>
    <style:style style:name="P50" style:family="paragraph" style:parent-style-name="Table_20_Contents">
      <style:text-properties officeooo:rsid="002a192c" officeooo:paragraph-rsid="002a192c"/>
    </style:style>
    <style:style style:name="P51" style:family="paragraph" style:parent-style-name="Table_20_Contents">
      <style:text-properties officeooo:rsid="0015615f" officeooo:paragraph-rsid="002a192c" fo:background-color="transparent"/>
    </style:style>
    <style:style style:name="P52" style:family="paragraph" style:parent-style-name="Table_20_Contents">
      <style:text-properties officeooo:rsid="0015615f" officeooo:paragraph-rsid="002caf0c" fo:background-color="transparent"/>
    </style:style>
    <style:style style:name="P53" style:family="paragraph" style:parent-style-name="Table_20_Contents">
      <style:text-properties officeooo:rsid="002a192c" officeooo:paragraph-rsid="002a192c" fo:background-color="transparent"/>
    </style:style>
    <style:style style:name="P54" style:family="paragraph" style:parent-style-name="Table_20_Contents">
      <style:text-properties officeooo:rsid="002caf0c" officeooo:paragraph-rsid="002caf0c" fo:background-color="transparent"/>
    </style:style>
    <style:style style:name="P55" style:family="paragraph" style:parent-style-name="Table_20_Contents">
      <style:text-properties officeooo:rsid="002c5248" officeooo:paragraph-rsid="002c5248"/>
    </style:style>
    <style:style style:name="P56" style:family="paragraph" style:parent-style-name="Table_20_Contents">
      <style:text-properties officeooo:rsid="00302521" officeooo:paragraph-rsid="00302521"/>
    </style:style>
    <style:style style:name="P57" style:family="paragraph" style:parent-style-name="Table_20_Contents">
      <style:text-properties officeooo:rsid="0031b505" officeooo:paragraph-rsid="0031b505"/>
    </style:style>
    <style:style style:name="P58" style:family="paragraph" style:parent-style-name="Table_20_Contents">
      <style:text-properties officeooo:rsid="003352c1" officeooo:paragraph-rsid="003352c1"/>
    </style:style>
    <style:style style:name="P59" style:family="paragraph" style:parent-style-name="Table_20_Contents">
      <style:text-properties officeooo:rsid="0034ef6a" officeooo:paragraph-rsid="0034ef6a"/>
    </style:style>
    <style:style style:name="P60" style:family="paragraph" style:parent-style-name="Table_20_Contents">
      <style:text-properties officeooo:rsid="0034ef6a" officeooo:paragraph-rsid="00364b98"/>
    </style:style>
    <style:style style:name="P61" style:family="paragraph" style:parent-style-name="Table_20_Contents">
      <style:text-properties officeooo:rsid="0034ef6a" officeooo:paragraph-rsid="0036e455"/>
    </style:style>
    <style:style style:name="P62" style:family="paragraph" style:parent-style-name="Table_20_Contents">
      <style:text-properties officeooo:rsid="0034ef6a" officeooo:paragraph-rsid="00370492"/>
    </style:style>
    <style:style style:name="P63" style:family="paragraph" style:parent-style-name="Table_20_Contents">
      <style:text-properties officeooo:rsid="0034ef6a" officeooo:paragraph-rsid="0039e1a5"/>
    </style:style>
    <style:style style:name="P64" style:family="paragraph" style:parent-style-name="Table_20_Contents">
      <style:text-properties officeooo:rsid="0036e455" officeooo:paragraph-rsid="0036e455"/>
    </style:style>
    <style:style style:name="P65" style:family="paragraph" style:parent-style-name="Table_20_Contents">
      <style:text-properties officeooo:rsid="00370492" officeooo:paragraph-rsid="00370492"/>
    </style:style>
    <style:style style:name="P66" style:family="paragraph" style:parent-style-name="Table_20_Contents">
      <style:text-properties officeooo:rsid="00364b98" officeooo:paragraph-rsid="00364b98"/>
    </style:style>
    <style:style style:name="P67" style:family="paragraph" style:parent-style-name="Table_20_Contents">
      <style:text-properties officeooo:rsid="0039e1a5" officeooo:paragraph-rsid="0039e1a5"/>
    </style:style>
    <style:style style:name="P68" style:family="paragraph" style:parent-style-name="Table_20_Contents">
      <style:text-properties officeooo:rsid="003bfbfc" officeooo:paragraph-rsid="003bfbfc"/>
    </style:style>
    <style:style style:name="P69" style:family="paragraph" style:parent-style-name="Table_20_Contents">
      <style:text-properties officeooo:rsid="003d1533" officeooo:paragraph-rsid="003d1533"/>
    </style:style>
    <style:style style:name="P70" style:family="paragraph" style:parent-style-name="Standard">
      <style:text-properties officeooo:rsid="002caf0c" officeooo:paragraph-rsid="002caf0c"/>
    </style:style>
    <style:style style:name="P71" style:family="paragraph" style:parent-style-name="Text_20_body">
      <style:text-properties officeooo:rsid="00188ef6" officeooo:paragraph-rsid="003db656"/>
    </style:style>
    <style:style style:name="P72" style:family="paragraph" style:parent-style-name="Standard" style:list-style-name="L1">
      <style:text-properties officeooo:rsid="002caf0c" officeooo:paragraph-rsid="002caf0c"/>
    </style:style>
    <style:style style:name="T1" style:family="text">
      <style:text-properties fo:background-color="#ffff00"/>
    </style:style>
    <style:style style:name="T2" style:family="text">
      <style:text-properties officeooo:rsid="0016a4ca"/>
    </style:style>
    <style:style style:name="T3" style:family="text">
      <style:text-properties officeooo:rsid="001845c0"/>
    </style:style>
    <style:style style:name="T4" style:family="text">
      <style:text-properties officeooo:rsid="00184c7c"/>
    </style:style>
    <style:style style:name="T5" style:family="text">
      <style:text-properties officeooo:rsid="00194bec"/>
    </style:style>
    <style:style style:name="T6" style:family="text">
      <style:text-properties officeooo:rsid="001ddb57"/>
    </style:style>
    <style:style style:name="T7" style:family="text">
      <style:text-properties officeooo:rsid="001ee62d"/>
    </style:style>
    <style:style style:name="T8" style:family="text">
      <style:text-properties officeooo:rsid="00210883"/>
    </style:style>
    <style:style style:name="T9" style:family="text">
      <style:text-properties officeooo:rsid="0023a582"/>
    </style:style>
    <style:style style:name="T10" style:family="text">
      <style:text-properties officeooo:rsid="0027dc53"/>
    </style:style>
    <style:style style:name="T11" style:family="text">
      <style:text-properties fo:background-color="transparent"/>
    </style:style>
    <style:style style:name="T12" style:family="text">
      <style:text-properties officeooo:rsid="002c5248"/>
    </style:style>
    <style:style style:name="T13" style:family="text">
      <style:text-properties officeooo:rsid="002caf0c"/>
    </style:style>
    <style:style style:name="T14" style:family="text">
      <style:text-properties officeooo:rsid="00302521"/>
    </style:style>
    <style:style style:name="T15" style:family="text">
      <style:text-properties officeooo:rsid="0031b505"/>
    </style:style>
    <style:style style:name="T16" style:family="text">
      <style:text-properties officeooo:rsid="003352c1"/>
    </style:style>
    <style:style style:name="T17" style:family="text">
      <style:text-properties officeooo:rsid="00364b98"/>
    </style:style>
    <style:style style:name="T18" style:family="text">
      <style:text-properties officeooo:rsid="0036e455"/>
    </style:style>
    <style:style style:name="T19" style:family="text">
      <style:text-properties officeooo:rsid="00370492"/>
    </style:style>
    <style:style style:name="T20" style:family="text">
      <style:text-properties officeooo:rsid="0039e1a5"/>
    </style:style>
    <style:style style:name="T21" style:family="text">
      <style:text-properties officeooo:rsid="003db6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<text:span text:style-name="T2">Calc of a</text:span>ccumulation point lambda_inf</text:h>
      <text:p text:style-name="P71"><text:span text:style-name="T21">Epsilon prec600, order = 37</text:span> <text:s/><text:span text:style-name="T20">8</text:span>.<text:span text:style-name="T16">14</text:span>.2020 – SDB.</text:p>
      <text:p text:style-name="P71"><text:span text:style-name="T21">Epsilon prec600, order = 38</text:span> <text:s/><text:span text:style-name="T21">9</text:span>.<text:span text:style-name="T21">9</text:span>.2020 – SDB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Method</text:p>
          </table:table-cell>
          <table:table-cell table:style-name="Table1.B1" office:value-type="string">
            <text:p text:style-name="P21">Value</text:p>
          </table:table-cell>
        </table:table-row>
        <table:table-row>
          <table:table-cell table:style-name="Table1.A2" office:value-type="string">
            <text:p text:style-name="P1">OEIS</text:p>
            <text:p text:style-name="P49">Note: <text:s text:c="2"/>Must set tol&lt;1e-100 to beat this.</text:p>
          </table:table-cell>
          <table:table-cell table:style-name="Table1.B2" office:value-type="string">
            <text:p text:style-name="P22">3.5699456718709449018420051513864989367638369115148323781079755299213628875001367775263210342163</text:p>
          </table:table-cell>
        </table:table-row>
        <table:table-row>
          <table:table-cell table:style-name="Table1.A2" office:value-type="string">
            <text:p text:style-name="P19">Superstable pts, prec<text:span text:style-name="T18">600</text:span> – <text:span text:style-name="T9">epsilon</text:span> accel.</text:p>
            <text:p text:style-name="P40">Order = <text:span text:style-name="T6">38 <text:s/>tol = 1e-150</text:span></text:p>
            <text:p text:style-name="P68">Long run time – don't know how many weeks.</text:p>
          </table:table-cell>
          <table:table-cell table:style-name="Table1.B2" office:value-type="string">
            <text:p text:style-name="P69"><text:span text:style-name="T1">3.5699456718709449018420051513864989367638369115148323781079755299213628875001367775263210342163</text:span>31 <text:s/>58367265146972821874387601673671930666969047</text:p>
            <text:p text:style-name="P69"/>
          </table:table-cell>
        </table:table-row>
        <table:table-row>
          <table:table-cell table:style-name="Table1.A2" office:value-type="string">
            <text:p text:style-name="P18">Superstable pts, prec<text:span text:style-name="T18">600</text:span> – <text:span text:style-name="T9">epsilon</text:span> accel.</text:p>
            <text:p text:style-name="P39">Order = <text:span text:style-name="T6">37 <text:s/>tol = 1e-150</text:span></text:p>
            <text:p text:style-name="P63"><text:span text:style-name="T20">4</text:span> week run time.</text:p>
          </table:table-cell>
          <table:table-cell table:style-name="Table1.B2" office:value-type="string">
            <text:p text:style-name="P67"><text:span text:style-name="T1">3.5699456718709449018420051513864989367638369115148323781079755299213628875001367775263210342163</text:span>31 <text:s text:c="2"/>4577431010041869281548166701447575771090503848182</text:p>
          </table:table-cell>
        </table:table-row>
        <table:table-row>
          <table:table-cell table:style-name="Table1.A2" office:value-type="string">
            <text:p text:style-name="P17">Superstable pts, prec<text:span text:style-name="T18">600</text:span> – <text:span text:style-name="T9">epsilon</text:span> accel.</text:p>
            <text:p text:style-name="P38">Order = <text:span text:style-name="T6">36 <text:s/>tol = 1e-150</text:span></text:p>
            <text:p text:style-name="P62"><text:span text:style-name="T19">2</text:span> week run time.</text:p>
          </table:table-cell>
          <table:table-cell table:style-name="Table1.B2" office:value-type="string">
            <text:p text:style-name="P65"><text:span text:style-name="T1">3.569945671870944901842005151386498936763836911514832378107975529921362887500136777526321034</text:span>129839880367388981889337405235399254330714833762757323502590</text:p>
          </table:table-cell>
        </table:table-row>
        <table:table-row>
          <table:table-cell table:style-name="Table1.A2" office:value-type="string">
            <text:p text:style-name="P16">Superstable pts, prec<text:span text:style-name="T18">600</text:span> – <text:span text:style-name="T9">epsilon</text:span> accel.</text:p>
            <text:p text:style-name="P37">Order = <text:span text:style-name="T6">35 <text:s/>tol = 1e-150</text:span></text:p>
            <text:p text:style-name="P61"><text:span text:style-name="T18">1</text:span> week run time.</text:p>
          </table:table-cell>
          <table:table-cell table:style-name="Table1.B2" office:value-type="string">
            <text:p text:style-name="P64"><text:span text:style-name="T1">3.56994567187094490184200515138649893676383691151483237810797552992136288750013677752632</text:span>068507080082295935445978429009732299994564233304818704009172671407321284091728908748110089856036377127362334131999805134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15">Superstable pts, prec<text:span text:style-name="T16">500</text:span> – <text:span text:style-name="T9">epsilon</text:span> accel.</text:p>
            <text:p text:style-name="P36">Order = <text:span text:style-name="T6">36 <text:s/>tol = 9.99999e-121</text:span></text:p>
            <text:p text:style-name="P60"><text:soft-page-break/><text:span text:style-name="T17">2</text:span> week run time.</text:p>
          </table:table-cell>
          <table:table-cell table:style-name="Table1.B2" office:value-type="string">
            <text:p text:style-name="P66"><text:span text:style-name="T1">3.569945671870944901842005151386498936763836911514832378107975529921362887500136777526321034</text:span>1298398803673889818893374052353992497620385012621691582320249599789543835046044548313858709192</text:p>
          </table:table-cell>
        </table:table-row>
        <table:table-row>
          <table:table-cell table:style-name="Table1.A2" office:value-type="string">
            <text:p text:style-name="P14">Superstable pts, prec<text:span text:style-name="T16">500</text:span> – <text:span text:style-name="T9">epsilon</text:span> accel.</text:p>
            <text:p text:style-name="P35">Order = <text:span text:style-name="T6">35 <text:s/>tol = 9.99999e-121</text:span></text:p>
            <text:p text:style-name="P59">1 week run time.</text:p>
          </table:table-cell>
          <table:table-cell table:style-name="Table1.B2" office:value-type="string">
            <text:p text:style-name="P58"><text:span text:style-name="T1">3.56994567187094490184200515138649893676383691151483237810797552992136288750013677752632</text:span>0685070800822959354459784290097322999922425588939515067953232889420296050684</text:p>
          </table:table-cell>
        </table:table-row>
        <table:table-row>
          <table:table-cell table:style-name="Table1.A2" office:value-type="string">
            <text:p text:style-name="P10">Superstable pts, prec<text:span text:style-name="T7">340</text:span> – <text:span text:style-name="T9">epsilon</text:span> accel.</text:p>
            <text:p text:style-name="P32">order = <text:span text:style-name="T6">35</text:span></text:p>
          </table:table-cell>
          <table:table-cell table:style-name="Table1.B2" office:value-type="string">
            <text:p text:style-name="P50"><text:span text:style-name="T1">3.5699456718709449018420051513864989367638369115148323781079755299213628875001367775263</text:span><text:span text:style-name="T11">1643</text:span>41638460056183730724991791594459836420017412385100232168848592087666183</text:p>
          </table:table-cell>
        </table:table-row>
        <table:table-row>
          <table:table-cell table:style-name="Table1.A2" office:value-type="string">
            <text:p text:style-name="P12">Superstable pts, prec<text:span text:style-name="T12">150</text:span> – <text:span text:style-name="T9">epsilon</text:span> accel.</text:p>
            <text:p text:style-name="P34">order = <text:span text:style-name="T6">35</text:span></text:p>
          </table:table-cell>
          <table:table-cell table:style-name="Table1.B2" office:value-type="string">
            <text:p text:style-name="P55"><text:span text:style-name="T1">3.569945671870944901842005151386</text:span>779085593302826158619596405644795600526804893106923913284782484886589155622118637599410613317432442550188787066978360190055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11">Superstable pts, prec<text:span text:style-name="T14">500</text:span> – <text:span text:style-name="T10">theta</text:span> accel.</text:p>
            <text:p text:style-name="P33">Order = <text:span text:style-name="T6">34, tol = 9.99999e-121</text:span></text:p>
          </table:table-cell>
          <table:table-cell table:style-name="Table1.B2" office:value-type="string">
            <text:p text:style-name="P56"><text:span text:style-name="T1">3.569945671870944901842005151386498936763836911514832378107975</text:span>8576525459119060846488978933905162</text:p>
          </table:table-cell>
        </table:table-row>
        <table:table-row>
          <table:table-cell table:style-name="Table1.A2" office:value-type="string">
            <text:p text:style-name="P9">Superstable pts, prec<text:span text:style-name="T7">340</text:span> – <text:span text:style-name="T10">theta</text:span> accel.</text:p>
            <text:p text:style-name="P31">order = <text:span text:style-name="T6">34</text:span></text:p>
          </table:table-cell>
          <table:table-cell table:style-name="Table1.B2" office:value-type="string">
            <text:p text:style-name="P48"><text:span text:style-name="T1">3.569945671870944901842005151386498936763836911514832378107975</text:span>857652545911906084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8">Superstable pts, prec<text:span text:style-name="T7">340</text:span> – <text:span text:style-name="T9">epsilon</text:span> accel.</text:p>
            <text:p text:style-name="P30">order = <text:span text:style-name="T6">33</text:span></text:p>
          </table:table-cell>
          <table:table-cell table:style-name="Table1.B2" office:value-type="string">
            <text:p text:style-name="P47"><text:span text:style-name="T1">3.5699456718709449018420051513864989367638369115148323781079755299213628875001367</text:span>91865575205013987973516005894251296930914997256169385919300082089775643470278803</text:p>
          </table:table-cell>
        </table:table-row>
        <table:table-row>
          <table:table-cell table:style-name="Table1.A2" office:value-type="string">
            <text:p text:style-name="P7">Superstable pts, prec<text:span text:style-name="T7">340</text:span> – theta accel.</text:p>
            <text:p text:style-name="P29">order = <text:span text:style-name="T6">33</text:span></text:p>
          </table:table-cell>
          <table:table-cell table:style-name="Table1.B2" office:value-type="string">
            <text:p text:style-name="P46"><text:span text:style-name="T1">3.569945671870944901842005151386498936763836911514832378107</text:span>8694123814885562730938</text:p>
          </table:table-cell>
        </table:table-row>
        <table:table-row>
          <table:table-cell table:style-name="Table1.A2" office:value-type="string">
            <text:p text:style-name="P6">Superstable pts, prec<text:span text:style-name="T7">340</text:span> – theta accel.</text:p>
            <text:p text:style-name="P28">order = <text:span text:style-name="T6">31</text:span></text:p>
          </table:table-cell>
          <table:table-cell table:style-name="Table1.B2" office:value-type="string">
            <text:p text:style-name="P45"><text:span text:style-name="T1">3.5699456718709449018420051513864989367638369115148323</text:span>804101358264084735046478235</text:p>
          </table:table-cell>
        </table:table-row>
        <table:table-row>
          <table:table-cell table:style-name="Table1.A2" office:value-type="string">
            <text:p text:style-name="P5">Superstable pts, prec<text:span text:style-name="T7">320</text:span> – theta accel.</text:p>
            <text:p text:style-name="P27">order = <text:span text:style-name="T6">30</text:span></text:p>
          </table:table-cell>
          <table:table-cell table:style-name="Table1.B2" office:value-type="string">
            <text:p text:style-name="P44"><text:span text:style-name="T1">3.5699456718709449018420051513864989367638369115148</text:span>279389119982576</text:p>
          </table:table-cell>
        </table:table-row>
        <text:soft-page-break/>
        <table:table-row>
          <table:table-cell table:style-name="Table1.A2" office:value-type="string">
            <text:p text:style-name="P4">Superstable pts, prec1<text:span text:style-name="T6">60</text:span> – theta accel.</text:p>
            <text:p text:style-name="P26">order = <text:span text:style-name="T6">30</text:span></text:p>
          </table:table-cell>
          <table:table-cell table:style-name="Table1.B2" office:value-type="string">
            <text:p text:style-name="P43"><text:span text:style-name="T1">3.5699456718709449018420051513864989367638369</text:span>33633824655149879972046173</text:p>
          </table:table-cell>
        </table:table-row>
        <table:table-row>
          <table:table-cell table:style-name="Table1.A2" office:value-type="string">
            <text:p text:style-name="P1">Superstable pts, prec1000 – theta accel.</text:p>
            <text:p text:style-name="P25">order = 2<text:span text:style-name="T5">6</text:span></text:p>
          </table:table-cell>
          <table:table-cell table:style-name="Table1.B2" office:value-type="string">
            <text:p text:style-name="P41"><text:span text:style-name="T1">3.56994567187094490184200515138649893676383691151</text:span>8201175121558256629193415521105382</text:p>
          </table:table-cell>
        </table:table-row>
        <table:table-row>
          <table:table-cell table:style-name="Table1.A2" office:value-type="string">
            <text:p text:style-name="P1">Superstable pts, prec1000 – Aitken accel. <text:s/></text:p>
            <text:p text:style-name="P25">order = 2<text:span text:style-name="T5">6</text:span></text:p>
          </table:table-cell>
          <table:table-cell table:style-name="Table1.B2" office:value-type="string">
            <text:p text:style-name="P41"><text:span text:style-name="T1">3.5699456718709449018420051513864989367638</text:span>5784117848024273895017921496072598426239</text:p>
          </table:table-cell>
        </table:table-row>
        <table:table-row>
          <table:table-cell table:style-name="Table1.A2" office:value-type="string">
            <text:p text:style-name="P1">Superstable pts, prec1000 – theta accel.</text:p>
            <text:p text:style-name="P25">order = 2<text:span text:style-name="T5">4</text:span></text:p>
          </table:table-cell>
          <table:table-cell table:style-name="Table1.B2" office:value-type="string">
            <text:p text:style-name="P1"><text:span text:style-name="T1">3.5699456718709449018420051513864989367638369</text:span>046846487020782413215939887012667229</text:p>
          </table:table-cell>
        </table:table-row>
        <table:table-row>
          <table:table-cell table:style-name="Table1.A2" office:value-type="string">
            <text:p text:style-name="P1">Superstable pts, prec1000 – Aitken accel. <text:s/></text:p>
            <text:p text:style-name="P25">order = 2<text:span text:style-name="T5">4</text:span></text:p>
          </table:table-cell>
          <table:table-cell table:style-name="Table1.B2" office:value-type="string">
            <text:p text:style-name="P1"><text:span text:style-name="T1">3.56994567187094490184200</text:span>638727533559121862451898031593069245064592969298854168910</text:p>
          </table:table-cell>
        </table:table-row>
        <table:table-row>
          <table:table-cell table:style-name="Table1.A2" office:value-type="string">
            <text:p text:style-name="P1">Bif pts, prec1500 – theta accel.</text:p>
            <text:p text:style-name="P25">65536 <text:s/>order = 16</text:p>
          </table:table-cell>
          <table:table-cell table:style-name="Table1.B2" office:value-type="string">
            <text:p text:style-name="P1"><text:span text:style-name="T1">3.56994567187094490184</text:span>199271669930322509938658493244247875761707447426698710435427</text:p>
          </table:table-cell>
        </table:table-row>
        <table:table-row>
          <table:table-cell table:style-name="Table1.A2" office:value-type="string">
            <text:p text:style-name="P1">Bif pts, prec1000 – theta accel.</text:p>
            <text:p text:style-name="P24">65536 <text:s/><text:span text:style-name="T4">order = 16</text:span></text:p>
          </table:table-cell>
          <table:table-cell table:style-name="Table1.B2" office:value-type="string">
            <text:p text:style-name="P1"><text:span text:style-name="T1">3.56994567187094490184</text:span>19927166993032250993865849324424787576170744742669871043542</text:p>
          </table:table-cell>
        </table:table-row>
        <table:table-row>
          <table:table-cell table:style-name="Table1.A2" office:value-type="string">
            <text:p text:style-name="P2">Bif pts, prec<text:span text:style-name="T3">75</text:span>0 – theta accel.</text:p>
            <text:p text:style-name="P24">131072 <text:s/><text:span text:style-name="T4">order = 17</text:span></text:p>
          </table:table-cell>
          <table:table-cell table:style-name="Table1.B2" office:value-type="string">
            <text:p text:style-name="P24"><text:span text:style-name="T1">3.569945671870944901842005</text:span>26011996524522188359783370332608738774125</text:p>
          </table:table-cell>
        </table:table-row>
        <table:table-row>
          <table:table-cell table:style-name="Table1.A2" office:value-type="string">
            <text:p text:style-name="P2">Bif pts, prec<text:span text:style-name="T3">50</text:span>0 – theta accel.</text:p>
            <text:p text:style-name="P24">131072 <text:s/><text:span text:style-name="T4">order = 17</text:span></text:p>
          </table:table-cell>
          <table:table-cell table:style-name="Table1.B2" office:value-type="string">
            <text:p text:style-name="P24"><text:span text:style-name="T1">3.569945671870944901842005</text:span>26011996524522188359783370332608738774</text:p>
          </table:table-cell>
        </table:table-row>
        <table:table-row>
          <table:table-cell table:style-name="Table1.A2" office:value-type="string">
            <text:p text:style-name="P2">Bif pts, prec<text:span text:style-name="T3">25</text:span>0 – theta accel.</text:p>
            <text:p text:style-name="P24">131072 <text:s/><text:span text:style-name="T4">order = 17</text:span></text:p>
          </table:table-cell>
          <table:table-cell table:style-name="Table1.B2" office:value-type="string">
            <text:p text:style-name="P24"><text:span text:style-name="T1">3.569945671870944901842005</text:span>2601199652452218835978337033260873877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52">Superstable, prec<text:span text:style-name="T13">150</text:span> – no accel, highest lambda = <text:span text:style-name="T8">35</text:span></text:p>
          </table:table-cell>
          <table:table-cell table:style-name="Table1.B2" office:value-type="string">
            <text:p text:style-name="P54"><text:span text:style-name="T1">3.56994567187094490184</text:span>19992744702030271544401456425</text:p>
          </table:table-cell>
        </table:table-row>
        <table:table-row>
          <table:table-cell table:style-name="Table1.A2" office:value-type="string">
            <text:p text:style-name="P51">Superstable, prec<text:span text:style-name="T8">340</text:span> – no accel, highest lambda = <text:span text:style-name="T8">35</text:span></text:p>
          </table:table-cell>
          <table:table-cell table:style-name="Table1.B2" office:value-type="string">
            <text:p text:style-name="P53"><text:span text:style-name="T1">3.56994567187094490184</text:span>1999274470199041814069152779331267323088189284280442516530580</text:p>
          </table:table-cell>
        </table:table-row>
        <text:soft-page-break/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13">Superstable, prec<text:span text:style-name="T15">500</text:span> – no accel, highest lambda = <text:span text:style-name="T8">34</text:span>.</text:p>
          </table:table-cell>
          <table:table-cell table:style-name="Table1.B2" office:value-type="string">
            <text:p text:style-name="P57"><text:span text:style-name="T1">3.56994567187094490184</text:span>1977710879454903670292167034182054687</text:p>
          </table:table-cell>
        </table:table-row>
        <table:table-row>
          <table:table-cell table:style-name="Table1.A2" office:value-type="string">
            <text:p text:style-name="P7">Superstable, prec<text:span text:style-name="T8">340</text:span> – no accel, highest lambda = <text:span text:style-name="T8">33</text:span>.</text:p>
          </table:table-cell>
          <table:table-cell table:style-name="Table1.B2" office:value-type="string">
            <text:p text:style-name="P46"><text:span text:style-name="T1">3.56994567187094490184</text:span>187702612685433549335208572866077939885438958</text:p>
          </table:table-cell>
        </table:table-row>
        <table:table-row>
          <table:table-cell table:style-name="Table1.A2" office:value-type="string">
            <text:p text:style-name="P1">Superstable, prec1000 – no accel, highest lambda = 25.</text:p>
          </table:table-cell>
          <table:table-cell table:style-name="Table1.B2" office:value-type="string">
            <text:p text:style-name="P1"><text:span text:style-name="T1">3.569945671870944</text:span>895642840890463113763785046551033922686155516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">Bif pts, prec<text:span text:style-name="T3">50</text:span>0 – <text:span text:style-name="T4">no</text:span> accel.</text:p>
            <text:p text:style-name="P25">Highest lambda = 17</text:p>
          </table:table-cell>
          <table:table-cell table:style-name="Table1.B2" office:value-type="string">
            <text:p text:style-name="P25"><text:span text:style-name="T1">3.5699456718</text:span>6857881826663643269195740614971715439115621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2"/>
          </table:table-cell>
        </table:table-row>
      </table:table>
      <text:p text:style-name="Standard"/>
      <text:p text:style-name="P70">Conclusions:</text:p>
      <text:list xml:id="list6672947184405454572" text:style-name="L1">
        <text:list-item>
          <text:p text:style-name="P72">The number of digits I can squeeze out using epsilon acceleration is equal to the interation stopping tolera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20:21:16.919278134</meta:creation-date>
    <dc:date>2020-09-12T11:03:10.843159843</dc:date>
    <meta:editing-duration>P1DT6H29M52S</meta:editing-duration>
    <meta:editing-cycles>41</meta:editing-cycles>
    <meta:generator>LibreOffice/4.1.6.2$Linux_X86_64 LibreOffice_project/410$Build-2</meta:generator>
    <meta:document-statistic meta:table-count="1" meta:image-count="0" meta:object-count="0" meta:page-count="4" meta:paragraph-count="101" meta:word-count="377" meta:character-count="5175" meta:non-whitespace-character-count="4845"/>
  </office:meta>
</office:document-meta>
</file>